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6306in" fo:margin-left="-0.075in" table:align="left" style:writing-mode="lr-tb"/>
    </style:style>
    <style:style style:name="Table1.A" style:family="table-column">
      <style:table-column-properties style:column-width="0.7757in"/>
    </style:style>
    <style:style style:name="Table1.B" style:family="table-column">
      <style:table-column-properties style:column-width="0.7868in"/>
    </style:style>
    <style:style style:name="Table1.C" style:family="table-column">
      <style:table-column-properties style:column-width="3.5736in"/>
    </style:style>
    <style:style style:name="Table1.D" style:family="table-column">
      <style:table-column-properties style:column-width="1.1in"/>
    </style:style>
    <style:style style:name="Table1.E" style:family="table-column">
      <style:table-column-properties style:column-width="0.6819in"/>
    </style:style>
    <style:style style:name="Table1.F" style:family="table-column">
      <style:table-column-properties style:column-width="0.7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4" style:family="table-row">
      <style:table-row-properties style:min-row-height="0.2611in" fo:keep-together="auto"/>
    </style:style>
    <style:style style:name="Table2" style:family="table">
      <style:table-properties style:width="7.4757in" fo:margin-left="-0.0104in" table:align="left" style:writing-mode="lr-tb"/>
    </style:style>
    <style:style style:name="Table2.A" style:family="table-column">
      <style:table-column-properties style:column-width="7.4757in"/>
    </style:style>
    <style:style style:name="Table2.1" style:family="table-row">
      <style:table-row-properties style:min-row-height="0.4778in" fo:keep-together="auto"/>
    </style:style>
    <style:style style:name="Table2.A1" style:family="table-cell">
      <style:table-cell-properties style:vertical-align="top" fo:padding="0.0382in" fo:border-left="0.25pt solid #000000" fo:border-right="0.25pt solid #000000" fo:border-top="0.5pt solid #000000" fo:border-bottom="0.2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2.3" style:family="table-row">
      <style:table-row-properties fo:keep-together="auto"/>
    </style:style>
    <style:style style:name="Table2.4" style:family="table-row">
      <style:table-row-properties style:min-row-height="0.7493in" fo:keep-together="auto"/>
    </style:style>
    <style:style style:name="Table2.A4" style:family="table-cell">
      <style:table-cell-properties style:vertical-align="top" fo:padding="0.0382in" fo:border-left="0.25pt solid #000000" fo:border-right="0.25pt solid #000000" fo:border-top="none" fo:border-bottom="0.5pt solid #000000" style:writing-mode="lr-tb"/>
    </style:style>
    <style:style style:name="Table2.5" style:family="table-row">
      <style:table-row-properties style:min-row-height="0.6757in" fo:keep-together="auto"/>
    </style:style>
    <style:style style:name="Table2.A5" style:family="table-cell">
      <style:table-cell-properties style:vertical-align="top" fo:padding="0.0382in" fo:border="0.5pt solid #000000" style:writing-mode="lr-tb"/>
    </style:style>
    <style:style style:name="Table2.6" style:family="table-row">
      <style:table-row-properties style:min-row-height="0.6063in" fo:keep-together="auto"/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able_20_Contents">
      <style:text-properties fo:language="ru" fo:country="RU" fo:font-weight="bold" officeooo:rsid="00175ab5" officeooo:paragraph-rsid="00175ab5" style:font-weight-asian="bold" style:font-weight-complex="bold"/>
    </style:style>
    <style:style style:name="P5" style:family="paragraph" style:parent-style-name="Standard_20__28_user_29_">
      <style:paragraph-properties fo:text-align="center" style:justify-single-word="false"/>
      <style:text-properties fo:font-size="9pt" style:font-size-asian="9pt"/>
    </style:style>
    <style:style style:name="P6" style:family="paragraph" style:parent-style-name="Standard_20__28_user_29_">
      <style:paragraph-properties fo:text-align="center" style:justify-single-word="false"/>
      <style:text-properties fo:font-size="9pt" fo:language="ru" fo:country="RU" style:font-size-asian="9pt"/>
    </style:style>
    <style:style style:name="P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style:font-size-asian="9pt"/>
    </style:style>
    <style:style style:name="P8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d5693" officeooo:paragraph-rsid="001d5693" style:font-size-asian="9pt"/>
    </style:style>
    <style:style style:name="P9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f2e37" officeooo:paragraph-rsid="001f2e37" style:font-size-asian="9pt"/>
    </style:style>
    <style:style style:name="P10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6a6a4" officeooo:paragraph-rsid="0026a6a4" style:font-size-asian="9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85e9d" officeooo:paragraph-rsid="00285e9d" style:font-size-asian="9pt"/>
    </style:style>
    <style:style style:name="P12" style:family="paragraph" style:parent-style-name="Standard_20__28_user_29_">
      <style:paragraph-properties fo:text-align="start" style:justify-single-word="false" style:snap-to-layout-grid="false"/>
      <style:text-properties fo:font-size="9pt" fo:language="ru" fo:country="RU" style:font-size-asian="9pt"/>
    </style:style>
    <style:style style:name="P13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35553c" officeooo:paragraph-rsid="0035553c" style:font-size-asian="9pt"/>
    </style:style>
    <style:style style:name="P14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357db2" officeooo:paragraph-rsid="00357db2" style:font-size-asian="9pt"/>
    </style:style>
    <style:style style:name="P15" style:family="paragraph" style:parent-style-name="Standard_20__28_user_29_">
      <style:paragraph-properties fo:text-align="start" style:justify-single-word="false" style:snap-to-layout-grid="false"/>
      <style:text-properties fo:font-size="9pt" fo:language="ru" fo:country="RU" officeooo:rsid="0037a756" officeooo:paragraph-rsid="0037a756" style:font-size-asian="9pt"/>
    </style:style>
    <style:style style:name="P16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3e67a2" officeooo:paragraph-rsid="003e67a2" style:font-size-asian="9pt"/>
    </style:style>
    <style:style style:name="P17" style:family="paragraph" style:parent-style-name="Standard_20__28_user_29_">
      <style:paragraph-properties fo:text-align="start" style:justify-single-word="false" style:snap-to-layout-grid="false"/>
      <style:text-properties fo:font-size="9pt" fo:language="ru" fo:country="RU" officeooo:rsid="003e67a2" officeooo:paragraph-rsid="003e67a2" style:font-size-asian="9pt"/>
    </style:style>
    <style:style style:name="P18" style:family="paragraph" style:parent-style-name="Standard_20__28_user_29_">
      <style:paragraph-properties fo:text-align="center" style:justify-single-word="false"/>
      <style:text-properties fo:font-size="9pt" fo:language="ru" fo:country="RU" officeooo:rsid="001b980a" officeooo:paragraph-rsid="001b980a" fo:background-color="transparent" style:font-size-asian="9pt"/>
    </style:style>
    <style:style style:name="P19" style:family="paragraph" style:parent-style-name="Standard_20__28_user_29_">
      <style:paragraph-properties fo:text-align="center" style:justify-single-word="false"/>
      <style:text-properties fo:font-size="9pt" fo:background-color="transparent" style:font-size-asian="9pt"/>
    </style:style>
    <style:style style:name="P20" style:family="paragraph" style:parent-style-name="Standard_20__28_user_29_">
      <style:paragraph-properties fo:text-align="center" style:justify-single-word="false"/>
      <style:text-properties fo:font-size="9pt" officeooo:rsid="001d5693" officeooo:paragraph-rsid="001d5693" fo:background-color="transparent" style:font-size-asian="9pt"/>
    </style:style>
    <style:style style:name="P21" style:family="paragraph" style:parent-style-name="Standard_20__28_user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22" style:family="paragraph" style:parent-style-name="Standard_20__28_user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23" style:family="paragraph" style:parent-style-name="Standard_20__28_user_29_">
      <style:text-properties fo:font-size="3pt" fo:language="ru" fo:country="RU" style:font-size-asian="3pt" style:font-size-complex="3pt"/>
    </style:style>
    <style:style style:name="P24" style:family="paragraph" style:parent-style-name="Standard_20__28_user_29_">
      <style:text-properties fo:font-size="8pt" fo:language="ru" fo:country="RU" fo:background-color="transparent" style:font-size-asian="8pt" style:font-size-complex="8pt"/>
    </style:style>
    <style:style style:name="P25" style:family="paragraph" style:parent-style-name="Standard_20__28_user_29_">
      <style:paragraph-properties fo:text-align="start" style:justify-single-word="false" style:snap-to-layout-grid="false"/>
      <style:text-properties fo:font-size="8pt" fo:language="ru" fo:country="RU" officeooo:rsid="001d5693" officeooo:paragraph-rsid="001d5693" style:font-size-asian="8pt" style:font-size-complex="8pt"/>
    </style:style>
    <style:style style:name="P26" style:family="paragraph" style:parent-style-name="Table_20_Contents">
      <style:text-properties fo:font-size="10pt" fo:language="ru" fo:country="RU" fo:font-style="italic" officeooo:rsid="0037218a" officeooo:paragraph-rsid="003f17fa" fo:background-color="transparent" style:font-size-asian="10pt" style:font-style-asian="italic" style:font-size-complex="10pt" style:font-weight-complex="bold"/>
    </style:style>
    <style:style style:name="P2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40d019" officeooo:paragraph-rsid="0040d019" style:font-size-asian="9pt"/>
    </style:style>
    <style:style style:name="P28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3ff340" officeooo:paragraph-rsid="004355ab" style:font-size-asian="9pt"/>
    </style:style>
    <style:style style:name="P29" style:family="paragraph" style:parent-style-name="Table_20_Contents" style:list-style-name="WW8Num4">
      <style:paragraph-properties fo:margin-left="0.2646in" fo:margin-right="0in" fo:text-indent="-0.25in" style:auto-text-indent="false"/>
      <style:text-properties fo:language="ru" fo:country="RU" officeooo:rsid="00388f7f" officeooo:paragraph-rsid="0037a756"/>
    </style:style>
    <style:style style:name="P30" style:family="paragraph" style:parent-style-name="Table_20_Contents" style:list-style-name="WW8Num2">
      <style:paragraph-properties fo:margin-left="0.2646in" fo:margin-right="0in" fo:text-indent="-0.25in" style:auto-text-indent="false"/>
      <style:text-properties fo:language="ru" fo:country="RU" officeooo:rsid="00388f7f" officeooo:paragraph-rsid="00388f7f"/>
    </style:style>
    <style:style style:name="P31" style:family="paragraph" style:parent-style-name="Table_20_Contents" style:list-style-name="WW8Num2">
      <style:paragraph-properties fo:margin-left="0.2646in" fo:margin-right="0in" fo:text-indent="-0.25in" style:auto-text-indent="false"/>
      <style:text-properties fo:language="ru" fo:country="RU" officeooo:rsid="0041d30d" officeooo:paragraph-rsid="0041d30d"/>
    </style:style>
    <style:style style:name="P32" style:family="paragraph" style:parent-style-name="Table_20_Contents" style:list-style-name="WW8Num3">
      <style:paragraph-properties fo:margin-left="0.2646in" fo:margin-right="0in" fo:text-indent="-0.2646in" style:auto-text-indent="false"/>
      <style:text-properties officeooo:rsid="004355ab" officeooo:paragraph-rsid="004355ab"/>
    </style:style>
    <style:style style:name="P33" style:family="paragraph" style:parent-style-name="Table_20_Contents" style:list-style-name="WW8Num4">
      <style:paragraph-properties fo:margin-left="0.2646in" fo:margin-right="0in" fo:text-indent="-0.25in" style:auto-text-indent="false"/>
      <style:text-properties fo:font-size="12pt" fo:language="ru" fo:country="RU" officeooo:rsid="004355ab" officeooo:paragraph-rsid="004355ab" style:font-size-asian="10.5pt" style:font-size-complex="12pt"/>
    </style:style>
    <style:style style:name="P34" style:family="paragraph" style:parent-style-name="Table_20_Contents" style:list-style-name="WW8Num4">
      <style:paragraph-properties fo:margin-left="0.2646in" fo:margin-right="0in" fo:text-indent="-0.25in" style:auto-text-indent="false"/>
      <style:text-properties fo:font-size="12pt" fo:language="ru" fo:country="RU" officeooo:rsid="0043e9ed" officeooo:paragraph-rsid="0043e9ed" style:font-size-asian="10.5pt" style:font-size-complex="12pt"/>
    </style:style>
    <style:style style:name="P35" style:family="paragraph" style:parent-style-name="Table_20_Contents" style:list-style-name="WW8Num4">
      <style:paragraph-properties fo:margin-left="0.2646in" fo:margin-right="0in" fo:text-indent="-0.25in" style:auto-text-indent="false"/>
      <style:text-properties fo:font-size="12pt" fo:language="ru" fo:country="RU" officeooo:rsid="00441f07" officeooo:paragraph-rsid="00441f07" style:font-size-asian="10.5pt" style:font-size-complex="12pt"/>
    </style:style>
    <style:style style:name="P36" style:family="paragraph" style:parent-style-name="Table_20_Contents">
      <style:text-properties fo:font-size="12pt" fo:language="ru" fo:country="RU" fo:font-weight="normal" officeooo:rsid="00445356" officeooo:paragraph-rsid="00445356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language="ru" fo:country="RU" fo:font-style="italic" style:text-underline-style="solid" style:text-underline-width="auto" style:text-underline-color="font-color" fo:background-color="transparent" loext:char-shading-value="0" style:font-style-asian="italic"/>
    </style:style>
    <style:style style:name="T5" style:family="text">
      <style:text-properties fo:language="ru" fo:country="RU" fo:font-style="italic" style:text-underline-style="solid" style:text-underline-width="auto" style:text-underline-color="font-color" officeooo:rsid="001881ee" fo:background-color="transparent" loext:char-shading-value="0" style:font-style-asian="italic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fo:font-size="9pt" style:font-size-asian="9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b980a"/>
    </style:style>
    <style:style style:name="T12" style:family="text">
      <style:text-properties officeooo:rsid="00298fcb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26a6a4" style:font-size-asian="8pt" style:font-size-complex="8pt"/>
    </style:style>
    <style:style style:name="T15" style:family="text">
      <style:text-properties fo:font-size="8pt" officeooo:rsid="004355ab" style:font-size-asian="8pt" style:font-size-complex="8pt"/>
    </style:style>
    <style:style style:name="T16" style:family="text">
      <style:text-properties officeooo:rsid="00357db2"/>
    </style:style>
    <style:style style:name="T17" style:family="text">
      <style:text-properties officeooo:rsid="0037a756"/>
    </style:style>
    <style:style style:name="T18" style:family="text">
      <style:text-properties officeooo:rsid="0040d019"/>
    </style:style>
    <style:style style:name="T19" style:family="text">
      <style:text-properties officeooo:rsid="0041d30d"/>
    </style:style>
    <style:style style:name="T20" style:family="text">
      <style:text-properties officeooo:rsid="004355ab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4355ab" style:font-size-asian="10pt" style:font-size-complex="10pt"/>
    </style:style>
    <style:style style:name="T23" style:family="text">
      <style:text-properties officeooo:rsid="0043e9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ниверситет ИТМО, факультет программной инженерии и компьютерной техники </text:span><text:span text:style-name="T1"/></text:p>
      <text:p text:style-name="P2">Двухнедельная отчётная работа по «Информатике»: аннотация к статье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Дата прошедшей лекции</text:p>
          </table:table-cell>
          <table:table-cell table:style-name="Table1.A1" office:value-type="string">
            <text:p text:style-name="P6">Номер прошедшей лекции</text:p>
          </table:table-cell>
          <table:table-cell table:style-name="Table1.A1" office:value-type="string">
            <text:p text:style-name="P6">Название статьи/главы книги/видеолекции</text:p>
          </table:table-cell>
          <table:table-cell table:style-name="Table1.A1" office:value-type="string">
            <text:p text:style-name="P6">Дата публикации (не старше 2021 года)</text:p>
          </table:table-cell>
          <table:table-cell table:style-name="Table1.A1" office:value-type="string">
            <text:p text:style-name="P6">Размер статьи (от 400 слов)</text:p>
          </table:table-cell>
          <table:table-cell table:style-name="Table1.A1" office:value-type="string">
            <text:p text:style-name="P6">Дата сдачи</text:p>
          </table:table-cell>
        </table:table-row>
        <table:table-row table:style-name="Table1.1">
          <table:table-cell table:style-name="Table1.A1" office:value-type="string">
            <text:p text:style-name="P19">11.09.2024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24">Этимон цифры и числа</text:p>
          </table:table-cell>
          <table:table-cell table:style-name="Table1.A1" office:value-type="string">
            <text:p text:style-name="P18">30.08.2023</text:p>
          </table:table-cell>
          <table:table-cell table:style-name="Table1.A1" office:value-type="string">
            <text:p text:style-name="P19">~<text:span text:style-name="T11">2150</text:span></text:p>
          </table:table-cell>
          <table:table-cell table:style-name="Table1.A1" office:value-type="string">
            <text:p text:style-name="P19">25.09.2024<text:span text:style-name="T9"/></text:p>
          </table:table-cell>
        </table:table-row>
        <table:table-row table:style-name="Table1.1">
          <table:table-cell table:style-name="Table1.A3" office:value-type="string">
            <text:p text:style-name="P20">25.09.2024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25">Модификация алгоритма на основе сети Фейстеля с добавлением элемента случайности в ключ шифрования</text:p>
          </table:table-cell>
          <table:table-cell table:style-name="Table1.A1" office:value-type="string">
            <text:p text:style-name="P10">2021, <text:span text:style-name="T13">точная дата не найдена</text:span></text:p>
          </table:table-cell>
          <table:table-cell table:style-name="Table1.A1" office:value-type="string">
            <text:p text:style-name="P9">~2450</text:p>
          </table:table-cell>
          <table:table-cell table:style-name="Table1.A1" office:value-type="string">
            <text:p text:style-name="P8">09.10.2024</text:p>
          </table:table-cell>
        </table:table-row>
        <table:table-row table:style-name="Table1.4">
          <table:table-cell table:style-name="Table1.A1" office:value-type="string">
            <text:p text:style-name="P11">09.10.2024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12">Практическое применение функционального программирования и регулярных выражений в библиометрическом анализе</text:p>
          </table:table-cell>
          <table:table-cell table:style-name="Table1.A1" office:value-type="string">
            <text:p text:style-name="P11"><text:span text:style-name="T12">18.04.</text:span>2022</text:p>
          </table:table-cell>
          <table:table-cell table:style-name="Table1.A1" office:value-type="string">
            <text:p text:style-name="P11">~2000</text:p>
          </table:table-cell>
          <table:table-cell table:style-name="Table1.A1" office:value-type="string">
            <text:p text:style-name="P11">23.10.2024</text:p>
          </table:table-cell>
        </table:table-row>
        <table:table-row table:style-name="Table1.1">
          <table:table-cell table:style-name="Table1.A1" office:value-type="string">
            <text:p text:style-name="P13">23.10.2024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15">Сравнение компьютерных продуктов для моделирования дорожного трафика PTV и SUMO</text:p>
          </table:table-cell>
          <table:table-cell table:style-name="Table1.A1" office:value-type="string">
            <text:p text:style-name="P14"><text:span text:style-name="T17">июнь </text:span>202<text:span text:style-name="T17">4</text:span></text:p>
          </table:table-cell>
          <table:table-cell table:style-name="Table1.A1" office:value-type="string">
            <text:p text:style-name="P14">~<text:span text:style-name="T17">1</text:span>000</text:p>
          </table:table-cell>
          <table:table-cell table:style-name="Table1.A1" office:value-type="string">
            <text:p text:style-name="P13"><text:span text:style-name="T16">09.11</text:span>.2024</text:p>
          </table:table-cell>
        </table:table-row>
        <table:table-row table:style-name="Table1.1">
          <table:table-cell table:style-name="Table1.A1" office:value-type="string">
            <text:p text:style-name="P16">09.11.202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17">Реализация учебного процесса вуза в условиях перехода на отечественное программное обеспечение</text:p>
          </table:table-cell>
          <table:table-cell table:style-name="Table1.A1" office:value-type="string">
            <text:p text:style-name="P28">2021, <text:span text:style-name="T15">т</text:span><text:span text:style-name="T14">очная дата не найдена</text:span></text:p>
          </table:table-cell>
          <table:table-cell table:style-name="Table1.A1" office:value-type="string">
            <text:p text:style-name="P27">~3600</text:p>
          </table:table-cell>
          <table:table-cell table:style-name="Table1.A1" office:value-type="string">
            <text:p text:style-name="P16">20.11.2024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2"/>
      <text:p text:style-name="P21"><text:span text:style-name="T1">Выполнил(а) </text:span><text:span text:style-name="T2"><text:tab/></text:span><text:span text:style-name="T3">Снагин С. М.</text:span><text:span text:style-name="T2"><text:tab/></text:span><text:span text:style-name="T1">, № группы </text:span><text:span text:style-name="T2"><text:tab/></text:span><text:span text:style-name="T4">Р</text:span><text:span text:style-name="T5">3115</text:span><text:span text:style-name="T2"><text:tab/></text:span><text:span text:style-name="T1">, оценка </text:span><text:span text:style-name="T2"><text:tab/></text:span></text:p>
      <text:p text:style-name="P22"><text:tab/>Фамилия И.О. студента<text:tab/>не заполнять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><text:span text:style-name="T7">Прямая полная ссылка на источник или сокращённая ссылка (</text:span><text:span text:style-name="T10">bit</text:span><text:span text:style-name="T7">.</text:span><text:span text:style-name="T10">ly</text:span><text:span text:style-name="T7">, </text:span><text:span text:style-name="T10">tr</text:span><text:span text:style-name="T7">.</text:span><text:span text:style-name="T10">im</text:span><text:span text:style-name="T7"> и т.п.)</text:span></text:p>
            <text:p text:style-name="P26"><text:span text:style-name="T18">h</text:span>ttps://cyberleninka.ru/article/n/realizatsiya-uchebnogo-protsessa-vuza-v-usloviyah-perehoda-na-otechestvennoe-programmnoe-obespechenie/viewer</text:p>
          </table:table-cell>
        </table:table-row>
        <table:table-row table:style-name="Table2.2">
          <table:table-cell table:style-name="Table2.A2" office:value-type="string">
            <text:p text:style-name="P3">Теги, ключевые слова или словосочетания (минимум три слова)</text:p>
            <text:p text:style-name="P4">офисный пакет LibreOffice, информатика, <text:span text:style-name="T18">Astra Linux, отечественное ПО, учебный курс</text:span></text:p>
          </table:table-cell>
        </table:table-row>
        <table:table-row table:style-name="Table2.3">
          <table:table-cell table:style-name="Table2.A2" office:value-type="string">
            <text:p text:style-name="P3">Перечень фактов, упомянутых в статье (минимум четыре пункта)</text:p>
            <text:list text:style-name="WW8Num4">
              <text:list-item>
                <text:p text:style-name="P29">№ 188-ФЗ — предпосылка для формирования потребностей в отечественном ПО.</text:p>
              </text:list-item>
              <text:list-item>
                <text:p text:style-name="P29">Основной перечень П<text:span text:style-name="T20">О (и ОС)</text:span> для перехода: <text:span text:style-name="T20">Astra Linux, Libre Office, VLC media Player, </text:span><text:span text:style-name="T22">Thunderbird</text:span></text:p>
              </text:list-item>
              <text:list-item>
                <text:p text:style-name="P35">LibreOffice Draw обладает необходимым минимальным функционалом для рисования рабочих плакатов, схем, диаграмм, в целом для использования в военных целях.</text:p>
              </text:list-item>
              <text:list-item>
                <text:p text:style-name="P34">Для программы Impress проверялись навыки создания слайдов, их форматирование, наложение эффектов, добавление мультимедийных файлов.</text:p>
              </text:list-item>
              <text:list-item>
                <text:p text:style-name="P33">Методика <text:span text:style-name="T23">разработки задач</text:span> разделена на <text:span text:style-name="T23">3 этапа: изучение возможностей программ, анализ выполняемых задач с использованием этого ПО и задания для самостоятельной работы</text:span></text:p>
              </text:list-item>
              <text:list-item>
                <text:p text:style-name="P33">В статье используется коэф. Стьюдента для достоверности контрольной и экспериментальной <text:span text:style-name="T21">групп</text:span></text:p>
              </text:list-item>
              <text:list-item>
                <text:p text:style-name="P34">Для оценки различий результатов также использовался медианный критерий.</text:p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P3">Позитивные следствия и/или достоинства описанной в статье технологии (минимум три пункта)</text:p>
            <text:list text:style-name="WW8Num3">
              <text:list-item>
                <text:p text:style-name="P32"><text:span text:style-name="T1">У военных формируются необходимые компетенции для решения рабочих/повседневных задач.</text:span></text:p>
              </text:list-item>
              <text:list-item>
                <text:p text:style-name="P32"><text:span text:style-name="T1">Качество усвоенного студентами материала, по результатам экспериментов, заметно повышается.</text:span></text:p>
              </text:list-item>
              <text:list-item>
                <text:p text:style-name="P32"><text:span text:style-name="T1">Описанная методика написана преимущественно для военных академий, но может быть адаптирована и для гражданских учебных заведений.</text:span></text:p>
              </text:list-item>
            </text:list>
          </table:table-cell>
        </table:table-row>
        <table:table-row table:style-name="Table2.5">
          <table:table-cell table:style-name="Table2.A5" office:value-type="string">
            <text:p text:style-name="P3">Негативные следствия и/или недостатки описанной в статье технологии (минимум три пункта)<text:span text:style-name="T1"/></text:p>
            <text:list text:style-name="WW8Num2">
              <text:list-item>
                <text:p text:style-name="P30" loext:marker-style-name="T1">Переход на новое программное обеспечение требует внесения значительных изменений в рабочие программы <text:span text:style-name="T19">=&gt;</text:span> сложности в реализации.</text:p>
              </text:list-item>
              <text:list-item>
                <text:p text:style-name="P30" loext:marker-style-name="T1">Эффективность методики <text:span text:style-name="T20">напрямую </text:span>зависит от наличия квалифицированных преподавателей.</text:p>
              </text:list-item>
              <text:list-item>
                <text:p text:style-name="P31" loext:marker-style-name="T1">Существует риск неэффективности <text:span text:style-name="T20">работы ПО</text:span> <text:span text:style-name="T20">даже при учёте всех критериев, </text:span><text:span text:style-name="T23">т. к. всё происходило в рамках эксперимента и выборных контрольных групп.</text:span></text:p>
              </text:list-item>
            </text:list>
          </table:table-cell>
        </table:table-row>
        <table:table-row table:style-name="Table2.6">
          <table:table-cell table:style-name="Table2.A5" office:value-type="string">
            <text:p text:style-name="Table_20_Contents"><text:span text:style-name="T7">Ваши замечания, пожелания преподавателю </text:span><text:span text:style-name="T6">или</text:span><text:span text:style-name="T7"> анекдот о программистах</text:span><text:span text:style-name="Символ_20_сноски"><text:span text:style-name="T7"><text:note text:id="ftn1" text:note-class="footnote"><text:note-citation>1</text:note-citation><text:note-body><text:p text:style-name="Footnote"><text:span text:style-name="T8"><text:tab/></text:span><text:span text:style-name="T1">Наличие этой графы не влияет на оценку</text:span></text:p></text:note-body></text:note></text:span></text:span></text:p>
            <text:p text:style-name="P36">Я поспал 12 часов только ради того, чтобы перед инфой поспать 3 часа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, Arial" style:font-family-generic-complex="swiss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Заголовок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, Calibri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, Arial" style:font-family-generic-complex="swiss" style:font-pitch-complex="variable" style:font-size-complex="14pt"/>
    </style:style>
    <style:style style:name="Heading_20_1" style:display-name="Heading 1" style:family="paragraph" style:parent-style-name="Заголовок1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835in" style:contextual-spacing="false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, Arial" style:font-family-generic-complex="swiss" style:font-pitch-complex="variable"/>
    </style:style>
    <style:style style:name="Название_20_объекта1" style:display-name="Название объекта1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лочная_20_цитата" style:display-name="Блочная цитата" style:family="paragraph" style:parent-style-name="Standard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Заголовок1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1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font-weight="normal" style:font-weight-asian="normal" style:font-weight-complex="normal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Символ_20_сноски" style:display-name="Символ сноски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Vladimir Sosnin</meta:initial-creator>
    <meta:creation-date>2009-04-16T14:32:00</meta:creation-date>
    <dc:date>2024-11-20T10:34:37.989191797</dc:date>
    <meta:editing-cycles>44</meta:editing-cycles>
    <meta:editing-duration>PT22H19M53S</meta:editing-duration>
    <meta:generator>LibreOffice/24.2.5.2$Linux_X86_64 LibreOffice_project/420$Build-2</meta:generator>
    <meta:print-date>2024-11-20T04:05:59.981143760</meta:print-date>
    <meta:document-statistic meta:table-count="2" meta:image-count="0" meta:object-count="0" meta:page-count="1" meta:paragraph-count="65" meta:word-count="416" meta:character-count="3246" meta:non-whitespace-character-count="2900"/>
    <meta:user-defined meta:name="Info 1"/>
    <meta:user-defined meta:name="Info 2"/>
    <meta:user-defined meta:name="Info 3"/>
    <meta:user-defined meta:name="Info 4"/>
  </office:meta>
</office:document-meta>
</file>